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Heading_20_1" style:master-page-name="HTML">
      <style:paragraph-properties style:page-number="auto"/>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Machine Learning Engineer Nanodegree</text:h>
      <text:h text:style-name="Heading_20_2" text:outline-level="2">Capstone Project</text:h>
      <text:p text:style-name="Text_20_body">Joe Udacity<text:line-break/>December 31st, 2050</text:p>
      <text:h text:style-name="Heading_20_2" text:outline-level="2">I. Definition</text:h>
      <text:p text:style-name="Text_20_body"><text:span text:style-name="Emphasis">(approx. 1-2 pages)</text:span></text:p>
      <text:h text:style-name="Heading_20_3" text:outline-level="3">Project Overview</text:h>
      <text:p text:style-name="Text_20_body">In this section, look to provide a high-level overview of the project in layman’s terms. Questions to ask yourself when writing this section:</text:p>
      <text:list xml:id="list2568852749" text:style-name="L1">
        <text:list-item>
          <text:p text:style-name="P5"><text:span text:style-name="Emphasis">Has an overview of the project been provided, such as the problem domain, project origin, and related datasets or input data?</text:span> </text:p>
        </text:list-item>
        <text:list-item>
          <text:p text:style-name="P1"><text:span text:style-name="Emphasis">Has enough background information been given so that an uninformed reader would understand the problem domain and following problem statement?</text:span> </text:p>
        </text:list-item>
      </text:list>
      <text:h text:style-name="Heading_20_3" text:outline-level="3">Problem Statement</text:h>
      <text:p text:style-name="Text_20_body">In this section, you will want to clearly define the problem that you are trying to solve, including the strategy (outline of tasks) you will use to achieve the desired solution. You should also thoroughly discuss what the intended solution will be for this problem. Questions to ask yourself when writing this section:</text:p>
      <text:list xml:id="list300491559" text:style-name="L2">
        <text:list-item>
          <text:p text:style-name="P6"><text:span text:style-name="Emphasis">Is the problem statement clearly defined? Will the reader understand what you are expecting to solve?</text:span> </text:p>
        </text:list-item>
        <text:list-item>
          <text:p text:style-name="P6"><text:span text:style-name="Emphasis">Have you thoroughly discussed how you will attempt to solve the problem?</text:span> </text:p>
        </text:list-item>
        <text:list-item>
          <text:p text:style-name="P2"><text:span text:style-name="Emphasis">Is an anticipated solution clearly defined? Will the reader understand what results you are looking for?</text:span> </text:p>
        </text:list-item>
      </text:list>
      <text:h text:style-name="Heading_20_3" text:outline-level="3">Metrics</text:h>
      <text:p text:style-name="Text_20_body">In this section, you will need to clearly define the metrics or calculations you will use to measure performance of a model or result in your project. These calculations and metrics should be justified based on the characteristics of the problem and problem domain. Questions to ask yourself when writing this section: - <text:span text:style-name="Emphasis">Are the metrics you’ve chosen to measure the performance of your models clearly discussed and defined?</text:span> - <text:span text:style-name="Emphasis">Have you provided reasonable justification for the metrics chosen based on the problem and solution?</text:span></text:p>
      <text:h text:style-name="Heading_20_2" text:outline-level="2">II. Analysis</text:h>
      <text:p text:style-name="Text_20_body"><text:span text:style-name="Emphasis">(approx. 2-4 pages)</text:span></text:p>
      <text:h text:style-name="Heading_20_3" text:outline-level="3">Data Exploration</text:h>
      <text:p text:style-name="Text_20_body">In this section, you will be expected to analyze the data you are using for the problem. This data can either be in the form of a dataset (or datasets), input data (or input files), or even an environment. The type of data should be thoroughly described and, if possible, have basic statistics and information presented (such as discussion of input features or defining characteristics about the input or environment). <text:soft-page-break/>Any abnormalities or interesting qualities about the data that may need to be addressed have been identified (such as features that need to be transformed or the possibility of outliers). Questions to ask yourself when writing this section:</text:p>
      <text:list xml:id="list749395438" text:style-name="L3">
        <text:list-item>
          <text:p text:style-name="P7"><text:span text:style-name="Emphasis">If a dataset is present for this problem, have you thoroughly discussed certain features about the dataset? Has a data sample been provided to the reader?</text:span> </text:p>
        </text:list-item>
        <text:list-item>
          <text:p text:style-name="P7"><text:span text:style-name="Emphasis">If a dataset is present for this problem, are statistics about the dataset calculated and reported? Have any relevant results from this calculation been discussed?</text:span> </text:p>
        </text:list-item>
        <text:list-item>
          <text:p text:style-name="P7"><text:span text:style-name="Emphasis">If a dataset is </text:span><text:span text:style-name="Emphasis"><text:span text:style-name="Strong_20_Emphasis">not</text:span></text:span><text:span text:style-name="Emphasis"> present for this problem, has discussion been made about the input space or input data for your problem?</text:span> </text:p>
        </text:list-item>
        <text:list-item>
          <text:p text:style-name="P3"><text:span text:style-name="Emphasis">Are there any abnormalities or characteristics about the input space or dataset that need to be addressed? (categorical variables, missing values, outliers, etc.)</text:span> </text:p>
        </text:list-item>
      </text:list>
      <text:h text:style-name="Heading_20_3" text:outline-level="3">Exploratory Visualization</text:h>
      <text:p text:style-name="Text_20_body">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 - <text:span text:style-name="Emphasis">Have you visualized a relevant characteristic or feature about the dataset or input data?</text:span> - <text:span text:style-name="Emphasis">Is the visualization thoroughly analyzed and discussed?</text:span> - <text:span text:style-name="Emphasis">If a plot is provided, are the axes, title, and datum clearly defined?</text:span></text:p>
      <text:h text:style-name="Heading_20_3" text:outline-level="3">Algorithms and Techniques</text:h>
      <text:p text:style-name="Text_20_body">In this section, you will need to discuss the algorithms and techniques you intend to use for solving the problem. You should justify the use of each one based on the characteristics of the problem and the problem domain. Questions to ask yourself when writing this section: - <text:span text:style-name="Emphasis">Are the algorithms you will use, including any default variables/parameters in the project clearly defined?</text:span> - <text:span text:style-name="Emphasis">Are the techniques to be used thoroughly discussed and justified?</text:span> - <text:span text:style-name="Emphasis">Is it made clear how the input data or datasets will be handled by the algorithms and techniques chosen?</text:span></text:p>
      <text:h text:style-name="Heading_20_3" text:outline-level="3">Benchmark</text:h>
      <text:p text:style-name="Text_20_body">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 - <text:span text:style-name="Emphasis">Has some result or value been provided that acts as a benchmark for measuring performance?</text:span> - <text:span text:style-name="Emphasis">Is it clear how this result or value was obtained (whether by data or by hypothesis)?</text:span></text:p>
      <text:h text:style-name="Heading_20_2" text:outline-level="2">III. Methodology</text:h>
      <text:p text:style-name="Text_20_body"><text:span text:style-name="Emphasis">(approx. 3-5 pages)</text:span></text:p>
      <text:h text:style-name="Heading_20_3" text:outline-level="3">Data Preprocessing</text:h>
      <text:p text:style-name="Text_20_body">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 - <text:span text:style-name="Emphasis">If the algorithms chosen require preprocessing steps like feature selection or feature transformations, have they been properly documented?</text:span> - <text:span text:style-name="Emphasis">Based on the </text:span><text:span text:style-name="Emphasis"><text:span text:style-name="Strong_20_Emphasis">Data Exploration</text:span></text:span><text:span text:style-name="Emphasis"> section, if there were abnormalities or characteristics that needed to be addressed, have they been properly corrected?</text:span> - <text:span text:style-name="Emphasis">If no preprocessing is needed, has it been made clear why?</text:span></text:p>
      <text:h text:style-name="Heading_20_3" text:outline-level="3"><text:soft-page-break/>Implementation</text:h>
      <text:p text:style-name="Text_20_body">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 - <text:span text:style-name="Emphasis">Is it made clear how the algorithms and techniques were implemented with the given datasets or input data?</text:span> - <text:span text:style-name="Emphasis">Were there any complications with the original metrics or techniques that required changing prior to acquiring a solution?</text:span> - <text:span text:style-name="Emphasis">Was there any part of the coding process (e.g., writing complicated functions) that should be documented?</text:span></text:p>
      <text:h text:style-name="Heading_20_3" text:outline-level="3">Refinement</text:h>
      <text:p text:style-name="Text_20_body">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 - <text:span text:style-name="Emphasis">Has an initial solution been found and clearly reported?</text:span> - <text:span text:style-name="Emphasis">Is the process of improvement clearly documented, such as what techniques were used?</text:span> - <text:span text:style-name="Emphasis">Are intermediate and final solutions clearly reported as the process is improved?</text:span></text:p>
      <text:h text:style-name="Heading_20_2" text:outline-level="2">IV. Results</text:h>
      <text:p text:style-name="Text_20_body"><text:span text:style-name="Emphasis">(approx. 2-3 pages)</text:span></text:p>
      <text:h text:style-name="Heading_20_3" text:outline-level="3">Model Evaluation and Validation</text:h>
      <text:p text:style-name="Text_20_body">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 - <text:span text:style-name="Emphasis">Is the final model reasonable and aligning with solution expectations? Are the final parameters of the model appropriate?</text:span> - <text:span text:style-name="Emphasis">Has the final model been tested with various inputs to evaluate whether the model generalizes well to unseen data?</text:span> - <text:span text:style-name="Emphasis">Is the model robust enough for the problem? Do small perturbations (changes) in training data or the input space greatly affect the results?</text:span> - <text:span text:style-name="Emphasis">Can results found from the model be trusted?</text:span></text:p>
      <text:h text:style-name="Heading_20_3" text:outline-level="3">Justification</text:h>
      <text:p text:style-name="Text_20_body">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 - <text:span text:style-name="Emphasis">Are the final results found stronger than the benchmark result reported earlier?</text:span> - <text:span text:style-name="Emphasis">Have you thoroughly analyzed and discussed the final solution?</text:span> - <text:span text:style-name="Emphasis">Is the final solution significant enough to have solved the problem?</text:span></text:p>
      <text:h text:style-name="Heading_20_2" text:outline-level="2">V. Conclusion</text:h>
      <text:p text:style-name="Text_20_body"><text:span text:style-name="Emphasis">(approx. 1-2 pages)</text:span></text:p>
      <text:h text:style-name="Heading_20_3" text:outline-level="3">Free-Form Visualization</text:h>
      <text:p text:style-name="Text_20_body">In this section, you will need to provide some form of visualization that emphasizes an important quality about the project. It is much more free-form, but should reasonably support a significant result or <text:soft-page-break/>characteristic about the problem that you want to discuss. Questions to ask yourself when writing this section: - <text:span text:style-name="Emphasis">Have you visualized a relevant or important quality about the problem, dataset, input data, or results?</text:span> - <text:span text:style-name="Emphasis">Is the visualization thoroughly analyzed and discussed?</text:span> - <text:span text:style-name="Emphasis">If a plot is provided, are the axes, title, and datum clearly defined?</text:span></text:p>
      <text:h text:style-name="Heading_20_3" text:outline-level="3">Reflection</text:h>
      <text:p text:style-name="Text_20_body">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 - <text:span text:style-name="Emphasis">Have you thoroughly summarized the entire process you used for this project?</text:span> - <text:span text:style-name="Emphasis">Were there any interesting aspects of the project?</text:span> - <text:span text:style-name="Emphasis">Were there any difficult aspects of the project?</text:span> - <text:span text:style-name="Emphasis">Does the final model and solution fit your expectations for the problem, and should it be used in a general setting to solve these types of problems?</text:span></text:p>
      <text:h text:style-name="Heading_20_3" text:outline-level="3">Improvement</text:h>
      <text:p text:style-name="Text_20_body">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 - <text:span text:style-name="Emphasis">Are there further improvements that could be made on the algorithms or techniques you used in this project?</text:span> - <text:span text:style-name="Emphasis">Were there algorithms or techniques you researched that you did not know how to implement, but would consider using if you knew how?</text:span> - <text:span text:style-name="Emphasis">If you used your final solution as the new benchmark, do you think an even better solution exists?</text:span></text:p>
      <text:p text:style-name="Horizontal_20_Line"/>
      <text:p text:style-name="Text_20_body"><text:span text:style-name="Strong_20_Emphasis">Before submitting, ask yourself…</text:span></text:p>
      <text:list xml:id="list486783395" text:style-name="L4">
        <text:list-item>
          <text:p text:style-name="P8">Does the project report you’ve written follow a well-organized structure similar to that of the project template? </text:p>
        </text:list-item>
        <text:list-item>
          <text:p text:style-name="P8">Is each section (particularly <text:span text:style-name="Strong_20_Emphasis">Analysis</text:span> and <text:span text:style-name="Strong_20_Emphasis">Methodology</text:span>) written in a clear, concise and specific fashion? Are there any ambiguous terms or phrases that need clarification? </text:p>
        </text:list-item>
        <text:list-item>
          <text:p text:style-name="P8">Would the intended audience of your project be able to understand your analysis, methods, and results? </text:p>
        </text:list-item>
        <text:list-item>
          <text:p text:style-name="P8">Have you properly proof-read your project report to assure there are minimal grammatical and spelling mistakes? </text:p>
        </text:list-item>
        <text:list-item>
          <text:p text:style-name="P8">Are all the resources used for this project correctly cited and referenced? </text:p>
        </text:list-item>
        <text:list-item>
          <text:p text:style-name="P8">Is the code that implements your solution easily readable and properly commented? </text:p>
        </text:list-item>
        <text:list-item>
          <text:p text:style-name="P4">Does the code execute without error and produce results similar to those report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html</dc:title>
    <meta:document-statistic meta:table-count="0" meta:image-count="0" meta:object-count="0" meta:page-count="4" meta:paragraph-count="60" meta:word-count="1813" meta:character-count="11260" meta:non-whitespace-character-count="9507"/>
    <meta:generator>LibreOffice/6.2.7.1$Linux_X86_64 LibreOffice_project/20$Build-1</meta:generator>
  </office:meta>
</office:document-meta>
</file>